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#%</text:p>
      <text:p text:style-name="P1"/>
      <text:p text:style-name="P3"/>
      <text:p text:style-name="P3"/>
      <text:p text:style-name="P4">%=LETTRE_CONCERNE=%</text:p>
      <text:p text:style-name="P7"/>
      <text:p text:style-name="P1"/>
      <text:p text:style-name="P2">%=titreTiers=%</text:p>
      <text:p text:style-name="P2"/>
      <text:p text:style-name="P2">%=LETTRE_PARA1=%</text:p>
      <text:p text:style-name="P2"/>
      <text:p text:style-name="P8">%=LETTRE_PARA2=%</text:p>
      <text:p text:style-name="P2"/>
      <text:p text:style-name="P5">%=LETTRE_PARA_GRAS_1=%</text:p>
      <text:p text:style-name="P2"/>
      <text:p text:style-name="P8">%=LETTRE_PARA3=%</text:p>
      <text:p text:style-name="P10"/>
      <text:p text:style-name="P2">%=LETTRE_PARA4=%</text:p>
      <text:p text:style-name="P9"/>
      <text:p text:style-name="P9">%=LETTRE_PARA5=%</text:p>
      <text:p text:style-name="P11"/>
      <text:p text:style-name="P12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3:33:31.21</dc:date>
    <meta:print-date>2008-11-18T12:45:06</meta:print-date>
    <meta:editing-cycles>264</meta:editing-cycles>
    <meta:editing-duration>PT18H5M23S</meta:editing-duration>
    <meta:document-statistic meta:table-count="0" meta:image-count="0" meta:object-count="0" meta:page-count="1" meta:paragraph-count="10" meta:word-count="12" meta:character-count="194"/>
    <meta:user-defined meta:name="Info 1"/>
    <meta:user-defined meta:name="Info 2"/>
    <meta:user-defined meta:name="Info 3"/>
    <meta:user-defined meta:name="Info 4"/>
  </office:meta>
</office:document-meta>
</file>